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5dcc"/>
    </style:style>
    <style:style style:name="P2" style:family="paragraph" style:parent-style-name="Text_20_body">
      <style:text-properties officeooo:paragraph-rsid="00145dc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MLOps: Core Principles</text:span></text:h>
      <text:list text:style-name="L1">
        <text:list-item>
          <text:p text:style-name="P3">MLOps = Machine Learning + Operations: bridges data science and DevOps.</text:p>
        </text:list-item>
        <text:list-item>
          <text:p text:style-name="P3">Ensures seamless deployment, monitoring, and scaling of ML models in production.</text:p>
        </text:list-item>
        <text:list-item>
          <text:p text:style-name="P3">Promotes collaboration, automation, reproducibility, and continuous delivery.</text:p>
        </text:list-item>
      </text:list>
      <text:h text:style-name="Heading_20_3" text:outline-level="3">ML Experimentation</text:h>
      <text:list text:style-name="L2">
        <text:list-item>
          <text:p text:style-name="P4">Continuous experimentation is central to MLOps.</text:p>
        </text:list-item>
        <text:list-item>
          <text:p text:style-name="P4">Involves training multiple models on diverse datasets to identify the best performer.</text:p>
        </text:list-item>
        <text:list-item>
          <text:p text:style-name="P4">Model selection must balance accuracy, generalization, and computational efficiency.</text:p>
        </text:list-item>
        <text:list-item>
          <text:p text:style-name="P4">Evaluation should include cross-validation, robustness checks, and fairness metrics.</text:p>
        </text:list-item>
      </text:list>
      <text:h text:style-name="Heading_20_3" text:outline-level="3">Transitioning to Production</text:h>
      <text:list text:style-name="L3">
        <text:list-item>
          <text:p text:style-name="P5">A model is production-ready only after:</text:p>
          <text:list>
            <text:list-item>
              <text:p text:style-name="P5">Rigorous testing on varied datasets and edge cases.</text:p>
            </text:list-item>
            <text:list-item>
              <text:p text:style-name="P5">Real-world simulation and validation.</text:p>
            </text:list-item>
            <text:list-item>
              <text:p text:style-name="P5">Documentation of assumptions, parameters, and performance metrics.</text:p>
            </text:list-item>
          </text:list>
        </text:list-item>
        <text:list-item>
          <text:p text:style-name="P5">Deployment must ensure:</text:p>
          <text:list>
            <text:list-item>
              <text:p text:style-name="P5">Scalability (e.g., via containers or cloud services).</text:p>
            </text:list-item>
            <text:list-item>
              <text:p text:style-name="P5">Monitoring for drift, latency, and anomalies.</text:p>
            </text:list-item>
            <text:list-item>
              <text:p text:style-name="P5">Rollback mechanisms and CI/CD integration.</text:p>
            </text:list-item>
          </text:list>
        </text:list-item>
      </text:list>
      <text:h text:style-name="Heading_20_3" text:outline-level="3">Why ML Experiments Fail</text:h>
      <text:list text:style-name="L4">
        <text:list-item>
          <text:p text:style-name="P6">Common pitfalls:</text:p>
          <text:list>
            <text:list-item>
              <text:p text:style-name="P6">Vague objectives or success metrics.</text:p>
            </text:list-item>
            <text:list-item>
              <text:p text:style-name="P6">Poor or biased data quality.</text:p>
            </text:list-item>
            <text:list-item>
              <text:p text:style-name="P6">Overly complex or under-regularized models.</text:p>
            </text:list-item>
            <text:list-item>
              <text:p text:style-name="P6">Lack of reproducibility or version control.</text:p>
            </text:list-item>
          </text:list>
        </text:list-item>
        <text:list-item>
          <text:p text:style-name="P6">Prevention:</text:p>
          <text:list>
            <text:list-item>
              <text:p text:style-name="P6">Define KPIs early.</text:p>
            </text:list-item>
            <text:list-item>
              <text:p text:style-name="P6">Use data profiling and augmentation.</text:p>
            </text:list-item>
            <text:list-item>
              <text:p text:style-name="P6">Maintain experiment tracking (e.g., MLflow, Weights &amp; Biases).</text:p>
            </text:list-item>
          </text:list>
        </text:list-item>
      </text:list>
      <text:h text:style-name="Heading_20_3" text:outline-level="3">Technical Debt in ML</text:h>
      <text:list text:style-name="L5">
        <text:list-item>
          <text:p text:style-name="P7">Arises from:</text:p>
          <text:list>
            <text:list-item>
              <text:p text:style-name="P7"><text:soft-page-break/>Rushed code without testing or modularity.</text:p>
            </text:list-item>
            <text:list-item>
              <text:p text:style-name="P7">Missing documentation on data preprocessing, model logic, or hyperparameters.</text:p>
            </text:list-item>
          </text:list>
        </text:list-item>
        <text:list-item>
          <text:p text:style-name="P7">Consequences:</text:p>
          <text:list>
            <text:list-item>
              <text:p text:style-name="P7">Fragile pipelines, hard-to-debug failures, and scalability issues.</text:p>
            </text:list-item>
          </text:list>
        </text:list-item>
        <text:list-item>
          <text:p text:style-name="P7">Mitigation:</text:p>
          <text:list>
            <text:list-item>
              <text:p text:style-name="P7">Enforce code reviews, unit tests, and linting.</text:p>
            </text:list-item>
            <text:list-item>
              <text:p text:style-name="P7">Maintain up-to-date READMEs and model cards.</text:p>
            </text:list-item>
            <text:list-item>
              <text:p text:style-name="P7">Automate reproducibility (e.g., with DVC, Git, Docker).</text:p>
            </text:list-item>
          </text:list>
        </text:list-item>
      </text:list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8:01:32.857565908</meta:creation-date>
    <dc:date>2025-10-21T23:12:36.309399241</dc:date>
    <meta:editing-duration>PT12H13M6S</meta:editing-duration>
    <meta:editing-cycles>9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46" meta:character-count="1686" meta:non-whitespace-character-count="1511"/>
  </office:meta>
</office:document-meta>
</file>